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eeeeee" draw:opacity="100%" draw:textarea-horizontal-align="justify" draw:textarea-vertical-align="middle" draw:auto-grow-height="false" fo:min-height="14.788cm" fo:min-width="16.39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3cm" fo:min-width="3.355cm"/>
    </style:style>
    <style:style style:name="gr3" style:family="graphic" style:parent-style-name="standard">
      <style:graphic-properties draw:fill="gradient" draw:fill-gradient-name="Gradient_20_16" draw:textarea-horizontal-align="justify" draw:textarea-vertical-align="middle" draw:auto-grow-height="false" fo:min-height="5.121cm" fo:min-width="5.80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3cm" fo:min-width="4.7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5cm"/>
    </style:style>
    <style:style style:name="gr6" style:family="graphic" style:parent-style-name="standard">
      <style:graphic-properties draw:fill="gradient" draw:fill-gradient-name="Gradient_20_16" draw:textarea-horizontal-align="justify" draw:textarea-vertical-align="middle" draw:auto-grow-height="false" fo:min-height="5.085cm" fo:min-width="5.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3cm" fo:min-width="5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3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427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svg:stroke-color="#000000" draw:fill="none" draw:fill-color="#eeeeee" draw:opacity="100%" draw:textarea-horizontal-align="justify" draw:textarea-vertical-align="middle" draw:auto-grow-height="false" fo:min-height="1.4cm" fo:min-width="3.28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2cm" fo:min-width="4.096cm"/>
    </style:style>
    <style:style style:name="P1" style:family="paragraph">
      <loext:graphic-properties draw:fill="none" draw:fill-color="#eeeeee" draw:opacity="100%"/>
      <style:paragraph-properties fo:text-align="center"/>
    </style:style>
    <style:style style:name="P2" style:family="paragraph">
      <loext:graphic-properties draw:fill="none" draw:fill-color="#ffffff"/>
      <style:text-properties fo:font-size="9.10000038146973pt" style:font-size-asian="12pt" style:font-size-complex="12pt"/>
    </style:style>
    <style:style style:name="P3" style:family="paragraph">
      <loext:graphic-properties draw:fill="gradient" draw:fill-gradient-name="Gradient_20_16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9.10000038146973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891cm" svg:height="15.038cm" svg:x="5.435cm" svg:y="1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855cm" svg:height="1.263cm" svg:x="5.39cm" svg:y="1.238cm">
          <draw:text-box>
            <text:p><text:span text:style-name="T1">Web Service</text:span></text:p>
            <text:p><text:span text:style-name="T1">[Container]</text:span></text:p>
          </draw:text-box>
        </draw:frame>
        <draw:custom-shape draw:style-name="gr3" draw:text-style-name="P3" draw:layer="layout" svg:width="6.306cm" svg:height="5.371cm" svg:x="5.941cm" svg:y="10.32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277cm" svg:height="1.263cm" svg:x="6.486cm" svg:y="10.414cm">
          <draw:text-box>
            <text:p><text:span text:style-name="T1">Food</text:span></text:p>
            <text:p><text:span text:style-name="T1">[Component: SpringBoot]</text:span></text:p>
          </draw:text-box>
        </draw:frame>
        <draw:frame draw:style-name="gr5" draw:text-style-name="P5" draw:layer="layout" svg:width="2.25cm" svg:height="0.725cm" svg:x="7.861cm" svg:y="12.804cm">
          <draw:text-box>
            <text:p text:style-name="P4"><text:span text:style-name="T1">Food API</text:span></text:p>
          </draw:text-box>
        </draw:frame>
        <draw:custom-shape draw:style-name="gr6" draw:text-style-name="P3" draw:layer="layout" svg:width="6.35cm" svg:height="5.335cm" svg:x="10.729cm" svg:y="1.68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6.108cm" svg:height="1.263cm" svg:x="11.237cm" svg:y="1.822cm">
          <draw:text-box>
            <text:p><text:span text:style-name="T1">Main</text:span></text:p>
            <text:p><text:span text:style-name="T1">[Component: SpringBoot]</text:span></text:p>
          </draw:text-box>
        </draw:frame>
        <draw:frame draw:style-name="gr8" draw:text-style-name="P5" draw:layer="layout" svg:width="4.824cm" svg:height="1.199cm" svg:x="11.992cm" svg:y="3.831cm">
          <draw:text-box>
            <text:p text:style-name="P4"><text:span text:style-name="T1">The application</text:span></text:p>
            <text:p text:style-name="P4"><text:span text:style-name="T1">main entry point.</text:span></text:p>
          </draw:text-box>
        </draw:frame>
        <draw:frame draw:style-name="gr9" draw:text-style-name="P2" draw:layer="layout" svg:width="1.895cm" svg:height="0.725cm" svg:x="10.363cm" svg:y="8.581cm">
          <draw:text-box>
            <text:p><text:span text:style-name="T1">creates</text:span></text:p>
          </draw:text-box>
        </draw:frame>
        <draw:custom-shape draw:style-name="gr3" draw:text-style-name="P3" draw:layer="layout" svg:width="6.306cm" svg:height="5.371cm" svg:x="15.541cm" svg:y="10.32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277cm" svg:height="1.263cm" svg:x="16.086cm" svg:y="10.414cm">
          <draw:text-box>
            <text:p><text:span text:style-name="T1">ServerConnection</text:span></text:p>
            <text:p><text:span text:style-name="T1">[Component: SpringBoot]</text:span></text:p>
          </draw:text-box>
        </draw:frame>
        <draw:frame draw:style-name="gr10" draw:text-style-name="P5" draw:layer="layout" svg:width="3.927cm" svg:height="1.199cm" svg:x="16.761cm" svg:y="12.604cm">
          <draw:text-box>
            <text:p text:style-name="P4"><text:span text:style-name="T1">Server connection</text:span></text:p>
            <text:p text:style-name="P4"><text:span text:style-name="T1">API</text:span></text:p>
          </draw:text-box>
        </draw:frame>
        <draw:frame draw:style-name="gr9" draw:text-style-name="P2" draw:layer="layout" svg:width="1.895cm" svg:height="0.725cm" svg:x="15.491cm" svg:y="8.544cm">
          <draw:text-box>
            <text:p><text:span text:style-name="T1">creates</text:span></text:p>
          </draw:text-box>
        </draw:frame>
        <draw:line draw:style-name="gr11" draw:text-style-name="P6" draw:layer="layout" svg:x1="12.649cm" svg:y1="7.02cm" svg:x2="11.379cm" svg:y2="8.771cm">
          <text:p/>
        </draw:line>
        <draw:line draw:style-name="gr12" draw:text-style-name="P6" draw:layer="layout" svg:x1="11.125cm" svg:y1="9.179cm" svg:x2="10.236cm" svg:y2="10.322cm">
          <text:p/>
        </draw:line>
        <draw:line draw:style-name="gr11" draw:text-style-name="P6" draw:layer="layout" svg:x1="15.062cm" svg:y1="7.02cm" svg:x2="16.332cm" svg:y2="8.798cm">
          <text:p/>
        </draw:line>
        <draw:line draw:style-name="gr12" draw:text-style-name="P6" draw:layer="layout" svg:x1="16.586cm" svg:y1="9.179cm" svg:x2="17.475cm" svg:y2="10.322cm">
          <text:p/>
        </draw:line>
        <draw:custom-shape draw:style-name="gr13" draw:text-style-name="P1" draw:layer="layout" svg:width="3.782cm" svg:height="1.65cm" svg:x="6.846cm" svg:y="18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4.596cm" svg:height="1.672cm" svg:x="6.797cm" svg:y="18.392cm">
          <draw:text-box>
            <text:p><text:span text:style-name="T1">Android App</text:span></text:p>
            <text:p><text:span text:style-name="T1">[Container]</text:span></text:p>
          </draw:text-box>
        </draw:frame>
        <draw:custom-shape draw:style-name="gr13" draw:text-style-name="P1" draw:layer="layout" svg:width="3.782cm" svg:height="1.65cm" svg:x="11.946cm" svg:y="18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4.596cm" svg:height="1.672cm" svg:x="11.897cm" svg:y="18.392cm">
          <draw:text-box>
            <text:p><text:span text:style-name="T1">Desktop App</text:span></text:p>
            <text:p><text:span text:style-name="T1">[Container]</text:span></text:p>
          </draw:text-box>
        </draw:frame>
        <draw:custom-shape draw:style-name="gr13" draw:text-style-name="P1" draw:layer="layout" svg:width="3.782cm" svg:height="1.65cm" svg:x="16.946cm" svg:y="18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4.596cm" svg:height="1.672cm" svg:x="16.897cm" svg:y="18.392cm">
          <draw:text-box>
            <text:p><text:span text:style-name="T1">Web App</text:span></text:p>
            <text:p><text:span text:style-name="T1">[Container]</text:span></text:p>
          </draw:text-box>
        </draw:frame>
        <draw:line draw:style-name="gr12" draw:text-style-name="P6" draw:layer="layout" svg:x1="8.747cm" svg:y1="18.272cm" svg:x2="8.747cm" svg:y2="15.732cm">
          <text:p/>
        </draw:line>
        <draw:line draw:style-name="gr12" draw:text-style-name="P6" draw:layer="layout" svg:x1="13.827cm" svg:y1="18.272cm" svg:x2="9.382cm" svg:y2="15.732cm">
          <text:p/>
        </draw:line>
        <draw:line draw:style-name="gr12" draw:text-style-name="P6" draw:layer="layout" svg:x1="18.907cm" svg:y1="18.272cm" svg:x2="10.525cm" svg:y2="15.7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6" draw:display-name="Gradient 16" draw:style="linear" draw:start-color="#ffffff" draw:end-color="#cccccc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9T18:25:21.266950302</meta:creation-date>
    <meta:generator>LibreOffice/5.2.6.2$Linux_X86_64 LibreOffice_project/20$Build-2</meta:generator>
    <dc:date>2017-04-03T13:49:55.826658580</dc:date>
    <meta:editing-duration>PT2H57M43S</meta:editing-duration>
    <meta:editing-cycles>11</meta:editing-cycles>
    <meta:document-statistic meta:object-count="26"/>
  </office:meta>
</office:document-meta>
</file>